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abe1" officeooo:paragraph-rsid="001aabe1"/>
    </style:style>
    <style:style style:name="P2" style:family="paragraph" style:parent-style-name="Standard">
      <style:text-properties officeooo:rsid="001c6ffb" officeooo:paragraph-rsid="001c6ffb"/>
    </style:style>
    <style:style style:name="P3" style:family="paragraph" style:parent-style-name="Standard">
      <style:text-properties officeooo:rsid="00194077" officeooo:paragraph-rsid="001aabe1"/>
    </style:style>
    <style:style style:name="P4" style:family="paragraph" style:parent-style-name="Standard">
      <style:text-properties officeooo:paragraph-rsid="00237d05"/>
    </style:style>
    <style:style style:name="T1" style:family="text">
      <style:text-properties officeooo:rsid="001aabe1"/>
    </style:style>
    <style:style style:name="T2" style:family="text">
      <style:text-properties officeooo:rsid="001e0495"/>
    </style:style>
    <style:style style:name="T3" style:family="text">
      <style:text-properties officeooo:rsid="00208726"/>
    </style:style>
    <style:style style:name="T4" style:family="text">
      <style:text-properties officeooo:rsid="002272be"/>
    </style:style>
    <style:style style:name="T5" style:family="text">
      <style:text-properties officeooo:rsid="00237d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Я <text:span text:style-name="T5">c</text:span>тудент третьего курса Факультета Математики ВШЭ. <text:a xlink:type="simple" xlink:href="https://www.linkedin.com/in/mikhail-zybin-525128172/" text:style-name="Internet_20_link" text:visited-style-name="Visited_20_Internet_20_Link"><text:span text:style-name="T1">Ссылка</text:span></text:a><text:span text:style-name="T1"> на мой профиль в LinkedIn. </text:span><text:a xlink:type="simple" xlink:href="https://drive.google.com/open?id=1kIm3ssE7AZDVkBrFEp2_ar0pDHL-HUnh" text:style-name="Internet_20_link" text:visited-style-name="Visited_20_Internet_20_Link"><text:span text:style-name="T1">Ссылка</text:span></text:a><text:span text:style-name="T1"> на справку об успеваемости.</text:span></text:p>
      <text:p text:style-name="P3"/>
      <text:p text:style-name="P4"><text:span text:style-name="T4">Есть несколько причин, почему я хочу поехать в </text:span>Зимн<text:span text:style-name="T5">юю</text:span> шко<text:span text:style-name="T5">лу</text:span> по Искусственному интеллект<text:span text:style-name="T5">у. Во-первых, у меня уже есть хорошая подготовка в области математики и машинного обучения. Следовательно, я смогу успешно понять, о чем будет вестись речь. Расскажу об этом подробнее. В этом году я прошел курс в компании Mail.Ru Group (</text:span><text:a xlink:type="simple" xlink:href="https://drive.google.com/open?id=15t1P8m2q39_3gq3OXBbZmgfdIkHu9lCL" text:style-name="Internet_20_link" text:visited-style-name="Visited_20_Internet_20_Link"><text:span text:style-name="T5">ссылка на сертификат</text:span></text:a><text:span text:style-name="T5">). <text:s/>Вот над какими проектами я там работал:<text:line-break/><text:tab/>1. Написать самому с нуля классификацию цифр MNIST без использования стандартных библиотек. (</text:span><text:a xlink:type="simple" xlink:href="https://vk.com/away.php?to=https%3A%2F%2Fgithub.com%2Fmishazybin%2Fmrg_mlcourse_module1&amp;cc_key=" office:target-frame-name="_blank" xlink:show="new" text:style-name="Internet_20_link" text:visited-style-name="Visited_20_Internet_20_Link"><text:span text:style-name="T5">https://github.com/mishazybin/mrg_mlcourse_module1</text:span></text:a><text:span text:style-name="T5">) Это было просто, я использовал софтмакс с батчами размера 32, с добавлением квадратичных и кубических признаков.<text:line-break/><text:tab/>2. Классификация статей на хабрахабре по хабам. Это самый сложный и интересный проект, который я делал, потому что пришлось попробовать очень много методов, работал над подбором гиперпараметров. Я использовал три разных классификатора, в конце делал голосование. Сначала я делал регрессию с помощью vowpal-wabbit на BOW-представлениях текстов, потом логистическую регрессию по матрице tf-idf с пониженныи рангом, потом применял фасттекст к лемматизированным текстам. Я также пробовал doc2vec, svm.<text:line-break/><text:tab/>3. Написать свой градиентный бустинг на решающих деревьях, применить его к задаче определение цены футболиста по его характеристикам.<text:line-break/>В этом проекте я реализовал свой градиентный бустинг с возможностями подсчета дополнительной метрики качества на валидационном сете, бэггинга, ранней остановки. К задаче определения цены футболиста я применил разные известные мне библиотеки для бустинга (catboost, XGBoost, LightGBM, GradientBoostingRegressor из sklearn).<text:line-break/>Также я прошел </text:span><text:a xlink:type="simple" xlink:href="http://wiki.cs.hse.ru/Машинное_обучение_на_матфаке_2018/2019" text:style-name="Internet_20_link" text:visited-style-name="Visited_20_Internet_20_Link"><text:span text:style-name="T5">курс</text:span></text:a><text:span text:style-name="T5"> по машинному обучению у себя в институте на оценку 9, реализовал такой проект:<text:line-break/><text:tab/>К предоставленному датасету (3000000 объектов, 150 признаков) не было дано никаких интерпретаци й, нужно было решить задачу пятиклассовой классификации. Сначала я квантильным методом обрезал выбросы, потом посмотрел на матрицу корреляции признаков и понял, что большая часть признаков сильно скоррелирована, поэтому 50 признаков я удалил. То,что осталось, я нормализовал, применил catboost и LightGBM (здесь важно было правильно подобрать гиперпараметры), взял взвешенную сумму результатов, округлил. Очень важной деталью оказалось то, что метрика оценивания была spearman correlation, поэтому качество возрастало, если выдавать ответы в диапазоне от 0 до 25, а не от 0 до 5.<text:line-break/>Я прошел уже 6 курсов на платформе coursera, связанных с программированием, классическим и глубоким машинным обучением (полный список и сертификаты в моем профиле на LinkedIn). Я знаком с основными алгоритмами и структурами нейросетей.</text:span></text:p>
      <text:p text:style-name="P1"><text:line-break/><text:span text:style-name="T4">Вторая причина, по которой я хочу посетить эту школу – это то, что ИИ – мое приоритетное направление развития на данный момент. </text:span>Я выбрал эту область, потому что понимаю, какой огромный потенциал для полного изменения многих сфер жизни человека она несет. Более того, разработка безопасного искусственного интеллекта признана наиболее важной проблемой человечества сейчас, потому что неосторожное обращение с этой мощной технологией может нанести огромный вред. <text:span text:style-name="T4">Я уверен, что хочу заниматься исследованиями и разработками в сфере машинного обучения и искусственного интеллекта, потому что у меня научный склад ума, мне нравится работать головой. Моя цель – стать экспертом в области искуственного интеллекта, получить PhD в области Machine Learning, внести существенный вклад в прогресс человечества. В-третьих, я являюсь участником движения “Эффективный альтруизм” и хочу найти себе команду людей, интересующихся проблемами разработки ИИ, чтобы вместе изучать и обсуждать обширный материал уже написанных книг и статей, разрабатывать новые продукты, посещать исследовательские центры. В-четвертых, я вижу </text:span><text:soft-page-break/><text:span text:style-name="T4">прекрасную возможность ознакомиться с работой большого количества крупных компаний, в которых используются технологии машинного обучения. Это поможет мне сделать правильный и осознанный выбор при поиске работы и построении карьеры.</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3:42:30.327471707</meta:creation-date>
    <dc:date>2019-01-15T22:39:51.946965888</dc:date>
    <meta:editing-duration>PT1H9M28S</meta:editing-duration>
    <meta:editing-cycles>10</meta:editing-cycles>
    <meta:generator>LibreOffice/6.0.6.2$Linux_X86_64 LibreOffice_project/00m0$Build-2</meta:generator>
    <meta:document-statistic meta:table-count="0" meta:image-count="0" meta:object-count="0" meta:page-count="2" meta:paragraph-count="3" meta:word-count="548" meta:character-count="4072" meta:non-whitespace-character-count="3518"/>
  </office:meta>
</office:document-meta>
</file>